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fo:background-color="#000000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2pt" fo:font-weight="normal" fo:background-color="#ffffff" style:font-size-asian="12pt" style:font-size-complex="12pt"/>
    </style:style>
    <style:style style:name="P3" style:family="paragraph" style:parent-style-name="Standard">
      <style:paragraph-properties style:line-height-at-least="0.503cm"/>
      <style:text-properties fo:color="#000000" loext:opacity="100%" fo:font-size="12pt" fo:background-color="#ffffff" style:font-size-asian="12pt" style:font-size-complex="12pt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, my name is Maxime, I'm 23 and I've been a trainee at L'ADRAR since May.</text:p>
      <text:p text:style-name="P3">                <text:span text:style-name="T2">I'm working on a Meteorology website, the aim of which is to make learning the basics of Meteorology easier and more understandable.</text:span></text:p>
      <text:p text:style-name="P3">                <text:span text:style-name="T2">I chose this subject because I'm passionate about Meteorology and the phenomena associated with it. I don't claim to be a Meteorologist and if I had the necessary skills, I would have loved to work at Météo-France as a forecaster.</text:span></text:p>
      <text:p text:style-name="P3">                <text:span text:style-name="T2">But I do have some basic knowledge of meteorology.</text:span></text:p>
      <text:p text:style-name="P3">                <text:span text:style-name="T2">In this site, I talk about Meteorology, Clouds and their classifications, Thunderstorms, Wind, Fronts in meteorology and Extreme Phenomena such as Hurricanes, Tornadoes, etc...</text:span></text:p>
      <text:p text:style-name="P3">                <text:span text:style-name="T2">The site has at least one feature, which is to be able to find out the current weather in a town on a page dedicated to that town.</text:span></text:p>
      <text:p text:style-name="P3">                <text:span text:style-name="T2">The languages used for this site are HTML5, CSS3 and JavaScript.</text:span></text:p>
      <text:p text:style-name="P3">                <text:span text:style-name="T2">The site will feature images to illustrate the text and make it easier to understand, as well as videos.</text:span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4:51:24.884000000</meta:creation-date>
    <meta:generator>LibreOffice/7.5.2.2$Windows_X86_64 LibreOffice_project/53bb9681a964705cf672590721dbc85eb4d0c3a2</meta:generator>
    <dc:date>2023-10-05T16:10:19.119000000</dc:date>
    <meta:editing-duration>PT1H47S</meta:editing-duration>
    <meta:editing-cycles>2</meta:editing-cycles>
    <meta:document-statistic meta:table-count="0" meta:image-count="0" meta:object-count="0" meta:page-count="1" meta:paragraph-count="8" meta:word-count="169" meta:character-count="1076" meta:non-whitespace-character-count="803"/>
  </office:meta>
</office:document-meta>
</file>